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8.4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ulti_result_report" table:style-name="ta1">
        <table:shapes>
          <draw:frame draw:z-index="0" draw:style-name="gr1" draw:text-style-name="P1" svg:width="1024.95pt" svg:height="473.58pt" svg:x="244.57pt" svg:y="137.79pt">
            <loext:p draw:notify-on-update-of-ranges="multi_result_report.A1:multi_result_report.A1 multi_result_report.B1:multi_result_report.B1 multi_result_report.C1:multi_result_report.C1 multi_result_report.D1:multi_result_report.D1 multi_result_report.E1:multi_result_report.E1 multi_result_report.G1:multi_result_report.G1 multi_result_report.H1:multi_result_report.H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e Loss</text:p>
          </table:table-cell>
          <table:table-cell office:value-type="string" calcext:value-type="string">
            <text:p>Validate Accuracy</text:p>
          </table:table-cell>
          <table:table-cell office:value-type="string" calcext:value-type="string">
            <text:p>max_accuracy</text:p>
          </table:table-cell>
          <table:table-cell office:value-type="string" calcext:value-type="string">
            <text:p>Over Fitting</text:p>
          </table:table-cell>
          <table:table-cell office:value-type="string" calcext:value-type="string">
            <text:p>Time Consuming</text:p>
          </table:table-cell>
        </table:table-row>
        <table:table-row table:style-name="ro1">
          <table:table-cell office:value-type="string" calcext:value-type="string">
            <text:p>alexnet 0.0001lr finetune</text:p>
          </table:table-cell>
          <table:table-cell office:value-type="float" office:value="0.957547169811" calcext:value-type="float">
            <text:p>0.9575471698</text:p>
          </table:table-cell>
          <table:table-cell office:value-type="float" office:value="0.00305466" calcext:value-type="float">
            <text:p>0.00305466</text:p>
          </table:table-cell>
          <table:table-cell office:value-type="float" office:value="0.242806" calcext:value-type="float">
            <text:p>0.242806</text:p>
          </table:table-cell>
          <table:table-cell office:value-type="float" office:value="0.950746" calcext:value-type="float">
            <text:p>0.950746</text:p>
          </table:table-cell>
          <table:table-cell office:value-type="float" office:value="0.953134" calcext:value-type="float">
            <text:p>0.953134</text:p>
          </table:table-cell>
          <table:table-cell office:value-type="float" office:value="0.234203150624" calcext:value-type="float">
            <text:p>0.2342031506</text:p>
          </table:table-cell>
          <table:table-cell office:value-type="float" office:value="20436.522882" calcext:value-type="float">
            <text:p>20436.522882</text:p>
          </table:table-cell>
        </table:table-row>
        <table:table-row table:style-name="ro1">
          <table:table-cell office:value-type="string" calcext:value-type="string">
            <text:p>alexnet 0.0001lr default</text:p>
          </table:table-cell>
          <table:table-cell office:value-type="float" office:value="0.783018867925" calcext:value-type="float">
            <text:p>0.7830188679</text:p>
          </table:table-cell>
          <table:table-cell office:value-type="float" office:value="0.403059" calcext:value-type="float">
            <text:p>0.403059</text:p>
          </table:table-cell>
          <table:table-cell office:value-type="float" office:value="0.439007" calcext:value-type="float">
            <text:p>0.439007</text:p>
          </table:table-cell>
          <table:table-cell office:value-type="float" office:value="0.810448" calcext:value-type="float">
            <text:p>0.810448</text:p>
          </table:table-cell>
          <table:table-cell office:value-type="float" office:value="0.814925" calcext:value-type="float">
            <text:p>0.814925</text:p>
          </table:table-cell>
          <table:table-cell office:value-type="float" office:value="0.0300869859204" calcext:value-type="float">
            <text:p>0.0300869859</text:p>
          </table:table-cell>
          <table:table-cell office:value-type="float" office:value="20419.819237" calcext:value-type="float">
            <text:p>20419.819237</text:p>
          </table:table-cell>
        </table:table-row>
        <table:table-row table:style-name="ro1">
          <table:table-cell office:value-type="string" calcext:value-type="string">
            <text:p>alexnet 0.0001lr more-drop-increase default</text:p>
          </table:table-cell>
          <table:table-cell office:value-type="float" office:value="0.813679245283" calcext:value-type="float">
            <text:p>0.8136792453</text:p>
          </table:table-cell>
          <table:table-cell office:value-type="float" office:value="0.464389" calcext:value-type="float">
            <text:p>0.464389</text:p>
          </table:table-cell>
          <table:table-cell office:value-type="float" office:value="0.478159" calcext:value-type="float">
            <text:p>0.478159</text:p>
          </table:table-cell>
          <table:table-cell office:value-type="float" office:value="0.807164" calcext:value-type="float">
            <text:p>0.807164</text:p>
          </table:table-cell>
          <table:table-cell office:value-type="float" office:value="0.810149" calcext:value-type="float">
            <text:p>0.810149</text:p>
          </table:table-cell>
          <table:table-cell office:value-type="float" office:value="0.0430111984577" calcext:value-type="float">
            <text:p>0.0430111985</text:p>
          </table:table-cell>
          <table:table-cell office:value-type="float" office:value="4023.491901" calcext:value-type="float">
            <text:p>4023.491901</text:p>
          </table:table-cell>
        </table:table-row>
        <table:table-row table:style-name="ro1">
          <table:table-cell office:value-type="string" calcext:value-type="string">
            <text:p>alexnet 0.0001lr more-drop-increase stepsize-500</text:p>
          </table:table-cell>
          <table:table-cell office:value-type="float" office:value="0" calcext:value-type="float">
            <text:p>0</text:p>
          </table:table-cell>
          <table:table-cell office:value-type="float" office:value="0.97848" calcext:value-type="float">
            <text:p>0.97848</text:p>
          </table:table-cell>
          <table:table-cell office:value-type="float" office:value="0.983638" calcext:value-type="float">
            <text:p>0.983638</text:p>
          </table:table-cell>
          <table:table-cell office:value-type="float" office:value="0.437015" calcext:value-type="float">
            <text:p>0.437015</text:p>
          </table:table-cell>
          <table:table-cell office:value-type="float" office:value="0.43791" calcext:value-type="float">
            <text:p>0.43791</text:p>
          </table:table-cell>
          <table:table-cell office:value-type="float" office:value="0.0116098342289" calcext:value-type="float">
            <text:p>0.0116098342</text:p>
          </table:table-cell>
          <table:table-cell office:value-type="float" office:value="4039.664147" calcext:value-type="float">
            <text:p>4039.664147</text:p>
          </table:table-cell>
        </table:table-row>
        <table:table-row table:style-name="ro1">
          <table:table-cell office:value-type="string" calcext:value-type="string">
            <text:p>alexnet 0.001lr more-drop-increase</text:p>
          </table:table-cell>
          <table:table-cell office:value-type="float" office:value="0.88679245283" calcext:value-type="float">
            <text:p>0.8867924528</text:p>
          </table:table-cell>
          <table:table-cell office:value-type="float" office:value="0.00098441" calcext:value-type="float">
            <text:p>0.00098441</text:p>
          </table:table-cell>
          <table:table-cell office:value-type="float" office:value="0.722696" calcext:value-type="float">
            <text:p>0.722696</text:p>
          </table:table-cell>
          <table:table-cell office:value-type="float" office:value="0.889254" calcext:value-type="float">
            <text:p>0.889254</text:p>
          </table:table-cell>
          <table:table-cell office:value-type="float" office:value="0.901492" calcext:value-type="float">
            <text:p>0.901492</text:p>
          </table:table-cell>
          <table:table-cell office:value-type="float" office:value="0.713496571199" calcext:value-type="float">
            <text:p>0.7134965712</text:p>
          </table:table-cell>
          <table:table-cell office:value-type="float" office:value="19883.011742" calcext:value-type="float">
            <text:p>19883.011742</text:p>
          </table:table-cell>
        </table:table-row>
        <table:table-row table:style-name="ro1">
          <table:table-cell office:value-type="string" calcext:value-type="string">
            <text:p>alexnet 0.001lr finetune</text:p>
          </table:table-cell>
          <table:table-cell office:value-type="float" office:value="0.959905660377" calcext:value-type="float">
            <text:p>0.9599056604</text:p>
          </table:table-cell>
          <table:table-cell office:value-type="float" office:value="0.000886716" calcext:value-type="float">
            <text:p>0.000886716</text:p>
          </table:table-cell>
          <table:table-cell office:value-type="float" office:value="0.177296" calcext:value-type="float">
            <text:p>0.177296</text:p>
          </table:table-cell>
          <table:table-cell office:value-type="float" office:value="0.964477" calcext:value-type="float">
            <text:p>0.964477</text:p>
          </table:table-cell>
          <table:table-cell office:value-type="float" office:value="0.969552" calcext:value-type="float">
            <text:p>0.969552</text:p>
          </table:table-cell>
          <table:table-cell office:value-type="float" office:value="0.175386468559" calcext:value-type="float">
            <text:p>0.1753864686</text:p>
          </table:table-cell>
          <table:table-cell office:value-type="float" office:value="21003.460805" calcext:value-type="float">
            <text:p>21003.460805</text:p>
          </table:table-cell>
        </table:table-row>
        <table:table-row table:style-name="ro1">
          <table:table-cell office:value-type="string" calcext:value-type="string">
            <text:p>alexnet 0.001lr default</text:p>
          </table:table-cell>
          <table:table-cell office:value-type="float" office:value="0.88679245283" calcext:value-type="float">
            <text:p>0.8867924528</text:p>
          </table:table-cell>
          <table:table-cell office:value-type="float" office:value="0.000515687" calcext:value-type="float">
            <text:p>0.000515687</text:p>
          </table:table-cell>
          <table:table-cell office:value-type="float" office:value="0.79602" calcext:value-type="float">
            <text:p>0.79602</text:p>
          </table:table-cell>
          <table:table-cell office:value-type="float" office:value="0.884179" calcext:value-type="float">
            <text:p>0.884179</text:p>
          </table:table-cell>
          <table:table-cell office:value-type="float" office:value="0.891642" calcext:value-type="float">
            <text:p>0.891642</text:p>
          </table:table-cell>
          <table:table-cell office:value-type="float" office:value="0.784339838573" calcext:value-type="float">
            <text:p>0.7843398386</text:p>
          </table:table-cell>
          <table:table-cell office:value-type="float" office:value="21061.213485" calcext:value-type="float">
            <text:p>21061.213485</text:p>
          </table:table-cell>
        </table:table-row>
        <table:table-row table:style-name="ro1">
          <table:table-cell office:value-type="string" calcext:value-type="string">
            <text:p>alexnet 0.001lr stepsize-1000 default</text:p>
          </table:table-cell>
          <table:table-cell office:value-type="float" office:value="0.875" calcext:value-type="float">
            <text:p>0.875</text:p>
          </table:table-cell>
          <table:table-cell office:value-type="float" office:value="0.109251" calcext:value-type="float">
            <text:p>0.109251</text:p>
          </table:table-cell>
          <table:table-cell office:value-type="float" office:value="0.31842" calcext:value-type="float">
            <text:p>0.31842</text:p>
          </table:table-cell>
          <table:table-cell office:value-type="float" office:value="0.902686" calcext:value-type="float">
            <text:p>0.902686</text:p>
          </table:table-cell>
          <table:table-cell office:value-type="float" office:value="0.905672" calcext:value-type="float">
            <text:p>0.905672</text:p>
          </table:table-cell>
          <table:table-cell office:value-type="float" office:value="0.218401712756" calcext:value-type="float">
            <text:p>0.2184017128</text:p>
          </table:table-cell>
          <table:table-cell office:value-type="float" office:value="19649.835442" calcext:value-type="float">
            <text:p>19649.835442</text:p>
          </table:table-cell>
        </table:table-row>
        <table:table-row table:style-name="ro1">
          <table:table-cell office:value-type="string" calcext:value-type="string">
            <text:p>alexnet 0.001lr stepsize-1000 finetune default</text:p>
          </table:table-cell>
          <table:table-cell office:value-type="float" office:value="0.952830188679" calcext:value-type="float">
            <text:p>0.9528301887</text:p>
          </table:table-cell>
          <table:table-cell office:value-type="float" office:value="0.000860162" calcext:value-type="float">
            <text:p>0.000860162</text:p>
          </table:table-cell>
          <table:table-cell office:value-type="float" office:value="0.137216" calcext:value-type="float">
            <text:p>0.137216</text:p>
          </table:table-cell>
          <table:table-cell office:value-type="float" office:value="0.965074" calcext:value-type="float">
            <text:p>0.965074</text:p>
          </table:table-cell>
          <table:table-cell office:value-type="float" office:value="0.966865" calcext:value-type="float">
            <text:p>0.966865</text:p>
          </table:table-cell>
          <table:table-cell office:value-type="float" office:value="0.136287782252" calcext:value-type="float">
            <text:p>0.1362877823</text:p>
          </table:table-cell>
          <table:table-cell office:value-type="float" office:value="19652.301358" calcext:value-type="float">
            <text:p>19652.301358</text:p>
          </table:table-cell>
        </table:table-row>
        <table:table-row table:style-name="ro1">
          <table:table-cell office:value-type="string" calcext:value-type="string">
            <text:p>Alexnet finetune</text:p>
          </table:table-cell>
          <table:table-cell office:value-type="float" office:value="0.966981132075" calcext:value-type="float">
            <text:p>0.9669811321</text:p>
          </table:table-cell>
          <table:table-cell office:value-type="float" office:value="0.00399559" calcext:value-type="float">
            <text:p>0.00399559</text:p>
          </table:table-cell>
          <table:table-cell office:value-type="float" office:value="0.183575" calcext:value-type="float">
            <text:p>0.183575</text:p>
          </table:table-cell>
          <table:table-cell office:value-type="float" office:value="0.954291" calcext:value-type="float">
            <text:p>0.954291</text:p>
          </table:table-cell>
          <table:table-cell office:value-type="float" office:value="0.958955" calcext:value-type="float">
            <text:p>0.958955</text:p>
          </table:table-cell>
          <table:table-cell office:value-type="float" office:value="0.186681889918" calcext:value-type="float">
            <text:p>0.1866818899</text:p>
          </table:table-cell>
          <table:table-cell office:value-type="float" office:value="2816.533033" calcext:value-type="float">
            <text:p>2816.533033</text:p>
          </table:table-cell>
        </table:table-row>
        <table:table-row table:style-name="ro1">
          <table:table-cell office:value-type="string" calcext:value-type="string">
            <text:p>alexnet 0.001lr stepsize-1000 finetune batchsize-train-32 batchsize-test-16 on-host</text:p>
          </table:table-cell>
          <table:table-cell office:value-type="float" office:value="0.962264150943" calcext:value-type="float">
            <text:p>0.9622641509</text:p>
          </table:table-cell>
          <table:table-cell office:value-type="float" office:value="0.00349076" calcext:value-type="float">
            <text:p>0.00349076</text:p>
          </table:table-cell>
          <table:table-cell office:value-type="float" office:value="0.163788" calcext:value-type="float">
            <text:p>0.163788</text:p>
          </table:table-cell>
          <table:table-cell office:value-type="float" office:value="0.958955" calcext:value-type="float">
            <text:p>0.958955</text:p>
          </table:table-cell>
          <table:table-cell office:value-type="float" office:value="0.962687" calcext:value-type="float">
            <text:p>0.962687</text:p>
          </table:table-cell>
          <table:table-cell office:value-type="float" office:value="0.178328940614" calcext:value-type="float">
            <text:p>0.1783289406</text:p>
          </table:table-cell>
          <table:table-cell office:value-type="float" office:value="1118.790553" calcext:value-type="float">
            <text:p>1118.790553</text:p>
          </table:table-cell>
        </table:table-row>
        <table:table-row table:style-name="ro1">
          <table:table-cell office:value-type="string" calcext:value-type="string">
            <text:p>alexnet 0.001lr stepsize-500 more-drop-increase</text:p>
          </table:table-cell>
          <table:table-cell office:value-type="float" office:value="0.785377358491" calcext:value-type="float">
            <text:p>0.7853773585</text:p>
          </table:table-cell>
          <table:table-cell office:value-type="float" office:value="0.369874" calcext:value-type="float">
            <text:p>0.369874</text:p>
          </table:table-cell>
          <table:table-cell office:value-type="float" office:value="0.439005" calcext:value-type="float">
            <text:p>0.439005</text:p>
          </table:table-cell>
          <table:table-cell office:value-type="float" office:value="0.83194" calcext:value-type="float">
            <text:p>0.83194</text:p>
          </table:table-cell>
          <table:table-cell office:value-type="float" office:value="0.835821" calcext:value-type="float">
            <text:p>0.835821</text:p>
          </table:table-cell>
          <table:table-cell office:value-type="float" office:value="0.0626614191045" calcext:value-type="float">
            <text:p>0.0626614191</text:p>
          </table:table-cell>
          <table:table-cell office:value-type="float" office:value="15350.755196" calcext:value-type="float">
            <text:p>15350.755196</text:p>
          </table:table-cell>
        </table:table-row>
        <table:table-row table:style-name="ro1">
          <table:table-cell table:number-columns-repeated="7"/>
          <table:table-cell table:formula="of:=([.H20] + [.H11])/2" office:value-type="float" office:value="5684.5504315" calcext:value-type="float">
            <text:p>5684.5504315</text:p>
          </table:table-cell>
        </table:table-row>
        <table:table-row table:style-name="ro1">
          <table:table-cell office:value-type="string" calcext:value-type="string">
            <text:p>alexnet 0.001lr stepsize-500 finetune</text:p>
          </table:table-cell>
          <table:table-cell office:value-type="float" office:value="0.962264150943" calcext:value-type="float">
            <text:p>0.9622641509</text:p>
          </table:table-cell>
          <table:table-cell office:value-type="float" office:value="0.00239689" calcext:value-type="float">
            <text:p>0.00239689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941193" calcext:value-type="float">
            <text:p>0.941193</text:p>
          </table:table-cell>
          <table:table-cell office:value-type="float" office:value="0.950746" calcext:value-type="float">
            <text:p>0.950746</text:p>
          </table:table-cell>
          <table:table-cell office:value-type="float" office:value="0.177521384459" calcext:value-type="float">
            <text:p>0.1775213845</text:p>
          </table:table-cell>
          <table:table-cell office:value-type="float" office:value="20851.790021" calcext:value-type="float">
            <text:p>20851.790021</text:p>
          </table:table-cell>
        </table:table-row>
        <table:table-row table:style-name="ro1">
          <table:table-cell office:value-type="string" calcext:value-type="string">
            <text:p>alexnet 0.001lr stepsize-500 default</text:p>
          </table:table-cell>
          <table:table-cell office:value-type="float" office:value="0.806603773585" calcext:value-type="float">
            <text:p>0.8066037736</text:p>
          </table:table-cell>
          <table:table-cell office:value-type="float" office:value="0.33098" calcext:value-type="float">
            <text:p>0.33098</text:p>
          </table:table-cell>
          <table:table-cell office:value-type="float" office:value="0.485168" calcext:value-type="float">
            <text:p>0.485168</text:p>
          </table:table-cell>
          <table:table-cell office:value-type="float" office:value="0.785373" calcext:value-type="float">
            <text:p>0.785373</text:p>
          </table:table-cell>
          <table:table-cell office:value-type="float" office:value="0.797313" calcext:value-type="float">
            <text:p>0.797313</text:p>
          </table:table-cell>
          <table:table-cell office:value-type="float" office:value="0.115512764726" calcext:value-type="float">
            <text:p>0.1155127647</text:p>
          </table:table-cell>
          <table:table-cell office:value-type="float" office:value="20849.443239" calcext:value-type="float">
            <text:p>20849.443239</text:p>
          </table:table-cell>
        </table:table-row>
        <table:table-row table:style-name="ro1">
          <table:table-cell office:value-type="string" calcext:value-type="string">
            <text:p>alexnet default more-drop-increase</text:p>
          </table:table-cell>
          <table:table-cell office:value-type="float" office:value="0.870283018868" calcext:value-type="float">
            <text:p>0.8702830189</text:p>
          </table:table-cell>
          <table:table-cell office:value-type="float" office:value="0.0000354579" calcext:value-type="float">
            <text:p>3.54579E-05</text:p>
          </table:table-cell>
          <table:table-cell office:value-type="float" office:value="0.777094" calcext:value-type="float">
            <text:p>0.777094</text:p>
          </table:table-cell>
          <table:table-cell office:value-type="float" office:value="0.858806" calcext:value-type="float">
            <text:p>0.858806</text:p>
          </table:table-cell>
          <table:table-cell office:value-type="float" office:value="0.863582" calcext:value-type="float">
            <text:p>0.863582</text:p>
          </table:table-cell>
          <table:table-cell office:value-type="float" office:value="0.77677095018" calcext:value-type="float">
            <text:p>0.7767709502</text:p>
          </table:table-cell>
          <table:table-cell office:value-type="float" office:value="19863.463797" calcext:value-type="float">
            <text:p>19863.463797</text:p>
          </table:table-cell>
        </table:table-row>
        <table:table-row table:style-name="ro1">
          <table:table-cell office:value-type="string" calcext:value-type="string">
            <text:p>alexnet default finetune</text:p>
          </table:table-cell>
          <table:table-cell office:value-type="float" office:value="0.346698113208" calcext:value-type="float">
            <text:p>0.3466981132</text:p>
          </table:table-cell>
          <table:table-cell table:number-columns-repeated="2" office:value-type="float" office:value="87.3365" calcext:value-type="float">
            <text:p>87.3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63.236356" calcext:value-type="float">
            <text:p>20063.236356</text:p>
          </table:table-cell>
        </table:table-row>
        <table:table-row table:style-name="ro1">
          <table:table-cell office:value-type="string" calcext:value-type="string">
            <text:p>alexnet default default</text:p>
          </table:table-cell>
          <table:table-cell office:value-type="float" office:value="0.877358490566" calcext:value-type="float">
            <text:p>0.8773584906</text:p>
          </table:table-cell>
          <table:table-cell office:value-type="float" office:value="0.0000573855" calcext:value-type="float">
            <text:p>5.73855E-05</text:p>
          </table:table-cell>
          <table:table-cell office:value-type="float" office:value="0.981366" calcext:value-type="float">
            <text:p>0.981366</text:p>
          </table:table-cell>
          <table:table-cell office:value-type="float" office:value="0.872836" calcext:value-type="float">
            <text:p>0.872836</text:p>
          </table:table-cell>
          <table:table-cell office:value-type="float" office:value="0.873731" calcext:value-type="float">
            <text:p>0.873731</text:p>
          </table:table-cell>
          <table:table-cell office:value-type="float" office:value="0.980849356099" calcext:value-type="float">
            <text:p>0.9808493561</text:p>
          </table:table-cell>
          <table:table-cell office:value-type="float" office:value="20170.237545" calcext:value-type="float">
            <text:p>20170.237545</text:p>
          </table:table-cell>
        </table:table-row>
        <table:table-row table:style-name="ro1">
          <table:table-cell office:value-type="string" calcext:value-type="string">
            <text:p>Googlenet finetune</text:p>
          </table:table-cell>
          <table:table-cell office:value-type="float" office:value="0.964622641509" calcext:value-type="float">
            <text:p>0.9646226415</text:p>
          </table:table-cell>
          <table:table-cell office:value-type="float" office:value="0.0000929626" calcext:value-type="float">
            <text:p>9.29626E-05</text:p>
          </table:table-cell>
          <table:table-cell office:value-type="float" office:value="0.134992" calcext:value-type="float">
            <text:p>0.134992</text:p>
          </table:table-cell>
          <table:table-cell office:value-type="float" office:value="0.972948" calcext:value-type="float">
            <text:p>0.972948</text:p>
          </table:table-cell>
          <table:table-cell office:value-type="float" office:value="0.975746" calcext:value-type="float">
            <text:p>0.975746</text:p>
          </table:table-cell>
          <table:table-cell office:value-type="float" office:value="0.140686896581" calcext:value-type="float">
            <text:p>0.1406868966</text:p>
          </table:table-cell>
          <table:table-cell office:value-type="float" office:value="8552.56783" calcext:value-type="float">
            <text:p>8552.56783</text:p>
          </table:table-cell>
        </table:table-row>
        <table:table-row table:style-name="ro1">
          <table:table-cell office:value-type="string" calcext:value-type="string">
            <text:p>googlenet default</text:p>
          </table:table-cell>
          <table:table-cell office:value-type="float" office:value="0.936320754717" calcext:value-type="float">
            <text:p>0.9363207547</text:p>
          </table:table-cell>
          <table:table-cell office:value-type="float" office:value="0.000178419" calcext:value-type="float">
            <text:p>0.000178419</text:p>
          </table:table-cell>
          <table:table-cell office:value-type="float" office:value="0.641031" calcext:value-type="float">
            <text:p>0.641031</text:p>
          </table:table-cell>
          <table:table-cell office:value-type="float" office:value="0.896455" calcext:value-type="float">
            <text:p>0.896455</text:p>
          </table:table-cell>
          <table:table-cell office:value-type="float" office:value="0.914179" calcext:value-type="float">
            <text:p>0.914179</text:p>
          </table:table-cell>
          <table:table-cell office:value-type="float" office:value="0.553195196698" calcext:value-type="float">
            <text:p>0.5531951967</text:p>
          </table:table-cell>
          <table:table-cell office:value-type="float" office:value="8527.033777" calcext:value-type="float">
            <text:p>8527.033777</text:p>
          </table:table-cell>
        </table:table-row>
        <table:table-row table:style-name="ro1">
          <table:table-cell office:value-type="string" calcext:value-type="string">
            <text:p>alexnet-referrence 0.001lr finetune</text:p>
          </table:table-cell>
          <table:table-cell office:value-type="float" office:value="0.962264150943" calcext:value-type="float">
            <text:p>0.9622641509</text:p>
          </table:table-cell>
          <table:table-cell office:value-type="float" office:value="0.000123666" calcext:value-type="float">
            <text:p>0.000123666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0.969253" calcext:value-type="float">
            <text:p>0.969253</text:p>
          </table:table-cell>
          <table:table-cell office:value-type="float" office:value="0.974328" calcext:value-type="float">
            <text:p>0.974328</text:p>
          </table:table-cell>
          <table:table-cell office:value-type="float" office:value="0.190932952072" calcext:value-type="float">
            <text:p>0.1909329521</text:p>
          </table:table-cell>
          <table:table-cell office:value-type="float" office:value="20953.767006" calcext:value-type="float">
            <text:p>20953.767006</text:p>
          </table:table-cell>
        </table:table-row>
        <table:table-row table:style-name="ro1">
          <table:table-cell office:value-type="string" calcext:value-type="string">
            <text:p>alexnet-referrence 0.001lr default</text:p>
          </table:table-cell>
          <table:table-cell office:value-type="float" office:value="0.865566037736" calcext:value-type="float">
            <text:p>0.8655660377</text:p>
          </table:table-cell>
          <table:table-cell office:value-type="float" office:value="0.00059654" calcext:value-type="float">
            <text:p>0.00059654</text:p>
          </table:table-cell>
          <table:table-cell office:value-type="float" office:value="0.561889" calcext:value-type="float">
            <text:p>0.561889</text:p>
          </table:table-cell>
          <table:table-cell office:value-type="float" office:value="0.896418" calcext:value-type="float">
            <text:p>0.896418</text:p>
          </table:table-cell>
          <table:table-cell office:value-type="float" office:value="0.90597" calcext:value-type="float">
            <text:p>0.90597</text:p>
          </table:table-cell>
          <table:table-cell office:value-type="float" office:value="0.559185463518" calcext:value-type="float">
            <text:p>0.5591854635</text:p>
          </table:table-cell>
          <table:table-cell office:value-type="float" office:value="20951.452646" calcext:value-type="float">
            <text:p>20951.452646</text:p>
          </table:table-cell>
        </table:table-row>
        <table:table-row table:style-name="ro1">
          <table:table-cell office:value-type="string" calcext:value-type="string">
            <text:p>alexnet-referrence 0.001lr stepsize-500 finetune</text:p>
          </table:table-cell>
          <table:table-cell office:value-type="float" office:value="0.969339622642" calcext:value-type="float">
            <text:p>0.9693396226</text:p>
          </table:table-cell>
          <table:table-cell office:value-type="float" office:value="0.00337152" calcext:value-type="float">
            <text:p>0.00337152</text:p>
          </table:table-cell>
          <table:table-cell office:value-type="float" office:value="0.145118" calcext:value-type="float">
            <text:p>0.145118</text:p>
          </table:table-cell>
          <table:table-cell office:value-type="float" office:value="0.966865" calcext:value-type="float">
            <text:p>0.966865</text:p>
          </table:table-cell>
          <table:table-cell office:value-type="float" office:value="0.969253" calcext:value-type="float">
            <text:p>0.969253</text:p>
          </table:table-cell>
          <table:table-cell office:value-type="float" office:value="0.144066789063" calcext:value-type="float">
            <text:p>0.1440667891</text:p>
          </table:table-cell>
          <table:table-cell office:value-type="float" office:value="19520.985999" calcext:value-type="float">
            <text:p>19520.985999</text:p>
          </table:table-cell>
        </table:table-row>
        <table:table-row table:style-name="ro1">
          <table:table-cell office:value-type="string" calcext:value-type="string">
            <text:p>alexnet-referrence default finetune</text:p>
          </table:table-cell>
          <table:table-cell office:value-type="float" office:value="0.346698113208" calcext:value-type="float">
            <text:p>0.3466981132</text:p>
          </table:table-cell>
          <table:table-cell table:number-columns-repeated="2" office:value-type="float" office:value="87.3365" calcext:value-type="float">
            <text:p>87.3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67.040408" calcext:value-type="float">
            <text:p>19367.040408</text:p>
          </table:table-cell>
        </table:table-row>
        <table:table-row table:style-name="ro1">
          <table:table-cell office:value-type="string" calcext:value-type="string">
            <text:p>alexnet-referrence default default</text:p>
          </table:table-cell>
          <table:table-cell office:value-type="float" office:value="0" calcext:value-type="float">
            <text:p>0</text:p>
          </table:table-cell>
          <table:table-cell office:value-type="float" office:value="1.0804" calcext:value-type="float">
            <text:p>1.0804</text:p>
          </table:table-cell>
          <table:table-cell office:value-type="float" office:value="1.06352" calcext:value-type="float">
            <text:p>1.06352</text:p>
          </table:table-cell>
          <table:table-cell office:value-type="float" office:value="0.432239" calcext:value-type="float">
            <text:p>0.432239</text:p>
          </table:table-cell>
          <table:table-cell office:value-type="float" office:value="0.433433" calcext:value-type="float">
            <text:p>0.433433</text:p>
          </table:table-cell>
          <table:table-cell office:value-type="float" office:value="0.0151695721393" calcext:value-type="float">
            <text:p>0.0151695721</text:p>
          </table:table-cell>
          <table:table-cell office:value-type="float" office:value="19371.087567" calcext:value-type="float">
            <text:p>19371.087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4:08:01.720608458</dc:date>
    <meta:editing-duration>P1DT2H4M56S</meta:editing-duration>
    <meta:editing-cycles>1</meta:editing-cycles>
    <meta:document-statistic meta:table-count="1" meta:cell-count="20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159cm" svg:height="16.708cm" xlink:href=".." xlink:type="simple" chart:class="chart:bar" chart:style-name="ch1">
        <chart:legend chart:legend-position="end" svg:x="32.063cm" svg:y="6.81cm" style:legend-expansion="high" chart:style-name="ch2"/>
        <chart:plot-area chart:style-name="ch3" table:cell-range-address="multi_result_report.A1:multi_result_report.E1 multi_result_report.A11:multi_result_report.E11 multi_result_report.A14:multi_result_report.E14 multi_result_report.A20:multi_result_report.E20 multi_result_report.G1:multi_result_report.H1 multi_result_report.G11:multi_result_report.H11 multi_result_report.G14:multi_result_report.H14 multi_result_report.G20:multi_result_report.H20" chart:data-source-has-labels="both" svg:x="0.723cm" svg:y="0.334cm" svg:width="30.617cm" svg:height="16.04cm">
          <chartooo:coordinate-region svg:x="1.45cm" svg:y="0.534cm" svg:width="28.897cm" svg:height="15.193cm"/>
          <chart:axis chart:dimension="x" chart:name="primary-x" chart:style-name="ch4" chartooo:axis-type="auto">
            <chartooo:date-scale/>
            <chart:categories table:cell-range-address="multi_result_report.A11:multi_result_report.A11 multi_result_report.A14:multi_result_report.A14 multi_result_report.A20:multi_result_report.A2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multi_result_report.B11:multi_result_report.B11 multi_result_report.B14:multi_result_report.B14 multi_result_report.B20:multi_result_report.B20" chart:label-cell-address="multi_result_report.B1:multi_result_report.B1" chart:class="chart:bar">
            <chart:data-point chart:repeated="3"/>
          </chart:series>
          <chart:series chart:attached-axis="primary-y" chart:style-name="ch9" chart:values-cell-range-address="multi_result_report.C11:multi_result_report.C11 multi_result_report.C14:multi_result_report.C14 multi_result_report.C20:multi_result_report.C20" chart:label-cell-address="multi_result_report.C1:multi_result_report.C1" chart:class="chart:bar">
            <chart:data-point chart:repeated="3"/>
          </chart:series>
          <chart:series chart:attached-axis="primary-y" chart:style-name="ch10" chart:values-cell-range-address="multi_result_report.D11:multi_result_report.D11 multi_result_report.D14:multi_result_report.D14 multi_result_report.D20:multi_result_report.D20" chart:label-cell-address="multi_result_report.D1:multi_result_report.D1" chart:class="chart:bar">
            <chart:data-point chart:repeated="3"/>
          </chart:series>
          <chart:series chart:attached-axis="primary-y" chart:style-name="ch11" chart:values-cell-range-address="multi_result_report.E11:multi_result_report.E11 multi_result_report.E14:multi_result_report.E14 multi_result_report.E20:multi_result_report.E20" chart:label-cell-address="multi_result_report.E1:multi_result_report.E1" chart:class="chart:bar">
            <chart:data-point chart:repeated="3"/>
          </chart:series>
          <chart:series chart:attached-axis="primary-y" chart:style-name="ch12" chart:values-cell-range-address="multi_result_report.G11:multi_result_report.G11 multi_result_report.G14:multi_result_report.G14 multi_result_report.G20:multi_result_report.G20" chart:label-cell-address="multi_result_report.G1:multi_result_report.G1" chart:class="chart:bar">
            <chart:data-point chart:repeated="3"/>
          </chart:series>
          <chart:series chart:attached-axis="secondary-y" chart:style-name="ch13" chart:values-cell-range-address="multi_result_report.H11:multi_result_report.H11 multi_result_report.H14:multi_result_report.H14 multi_result_report.H20:multi_result_report.H20" chart:label-cell-address="multi_result_report.H1:multi_result_report.H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Accuracy</text:p>
                <draw:g>
                  <svg:desc>multi_result_report.B1:multi_result_report.B1</svg:desc>
                </draw:g>
              </table:table-cell>
              <table:table-cell office:value-type="string">
                <text:p>Train Loss</text:p>
                <draw:g>
                  <svg:desc>multi_result_report.C1:multi_result_report.C1</svg:desc>
                </draw:g>
              </table:table-cell>
              <table:table-cell office:value-type="string">
                <text:p>Validate Loss</text:p>
                <draw:g>
                  <svg:desc>multi_result_report.D1:multi_result_report.D1</svg:desc>
                </draw:g>
              </table:table-cell>
              <table:table-cell office:value-type="string">
                <text:p>Validate Accuracy</text:p>
                <draw:g>
                  <svg:desc>multi_result_report.E1:multi_result_report.E1</svg:desc>
                </draw:g>
              </table:table-cell>
              <table:table-cell office:value-type="string">
                <text:p>Over Fitting</text:p>
                <draw:g>
                  <svg:desc>multi_result_report.G1:multi_result_report.G1</svg:desc>
                </draw:g>
              </table:table-cell>
              <table:table-cell office:value-type="string">
                <text:p>Time Consuming</text:p>
                <draw:g>
                  <svg:desc>multi_result_report.H1:multi_result_repor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xnet finetune</text:p>
                <draw:g>
                  <svg:desc>multi_result_report.A11:multi_result_report.A11 multi_result_report.A14:multi_result_report.A14 multi_result_report.A20:multi_result_report.A20</svg:desc>
                </draw:g>
              </table:table-cell>
              <table:table-cell office:value-type="float" office:value="0.966981132075">
                <text:p>0.966981132075</text:p>
                <draw:g>
                  <svg:desc>multi_result_report.B11:multi_result_report.B11 multi_result_report.B14:multi_result_report.B14 multi_result_report.B20:multi_result_report.B20</svg:desc>
                </draw:g>
              </table:table-cell>
              <table:table-cell office:value-type="float" office:value="0.00399559">
                <text:p>0.00399559</text:p>
                <draw:g>
                  <svg:desc>multi_result_report.C11:multi_result_report.C11 multi_result_report.C14:multi_result_report.C14 multi_result_report.C20:multi_result_report.C20</svg:desc>
                </draw:g>
              </table:table-cell>
              <table:table-cell office:value-type="float" office:value="0.183575">
                <text:p>0.183575</text:p>
                <draw:g>
                  <svg:desc>multi_result_report.D11:multi_result_report.D11 multi_result_report.D14:multi_result_report.D14 multi_result_report.D20:multi_result_report.D20</svg:desc>
                </draw:g>
              </table:table-cell>
              <table:table-cell office:value-type="float" office:value="0.954291">
                <text:p>0.954291</text:p>
                <draw:g>
                  <svg:desc>multi_result_report.E11:multi_result_report.E11 multi_result_report.E14:multi_result_report.E14 multi_result_report.E20:multi_result_report.E20</svg:desc>
                </draw:g>
              </table:table-cell>
              <table:table-cell office:value-type="float" office:value="0.186681889918">
                <text:p>0.186681889918</text:p>
                <draw:g>
                  <svg:desc>multi_result_report.G11:multi_result_report.G11 multi_result_report.G14:multi_result_report.G14 multi_result_report.G20:multi_result_report.G20</svg:desc>
                </draw:g>
              </table:table-cell>
              <table:table-cell office:value-type="float" office:value="2816.533033">
                <text:p>2816.533033</text:p>
                <draw:g>
                  <svg:desc>multi_result_report.H11:multi_result_report.H11 multi_result_report.H14:multi_result_report.H14 multi_result_report.H20:multi_result_report.H2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4.5504315">
                <text:p>5684.5504315</text:p>
              </table:table-cell>
            </table:table-row>
            <table:table-row>
              <table:table-cell office:value-type="string">
                <text:p>Googlenet finetune</text:p>
              </table:table-cell>
              <table:table-cell office:value-type="float" office:value="0.964622641509">
                <text:p>0.964622641509</text:p>
              </table:table-cell>
              <table:table-cell office:value-type="float" office:value="0.0000929626">
                <text:p>0.0000929626</text:p>
              </table:table-cell>
              <table:table-cell office:value-type="float" office:value="0.134992">
                <text:p>0.134992</text:p>
              </table:table-cell>
              <table:table-cell office:value-type="float" office:value="0.972948">
                <text:p>0.972948</text:p>
              </table:table-cell>
              <table:table-cell office:value-type="float" office:value="0.140686896581">
                <text:p>0.140686896581</text:p>
              </table:table-cell>
              <table:table-cell office:value-type="float" office:value="8552.56783">
                <text:p>8552.56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